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1c8dc" officeooo:paragraph-rsid="0001c8d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officeooo:rsid="0001c8dc" officeooo:paragraph-rsid="0001c8dc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rsid="0003d873" officeooo:paragraph-rsid="0003d873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normal" officeooo:rsid="0003d873" officeooo:paragraph-rsid="0003d873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fo:font-weight="normal" officeooo:rsid="0001c8dc" officeooo:paragraph-rsid="0001c8dc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fo:font-weight="normal" officeooo:rsid="00059be1" officeooo:paragraph-rsid="00059be1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officeooo:rsid="000c8721" officeooo:paragraph-rsid="000c8721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start" style:justify-single-word="false"/>
      <style:text-properties officeooo:paragraph-rsid="00097312"/>
    </style:style>
    <style:style style:name="P9" style:family="paragraph" style:parent-style-name="Standard">
      <style:paragraph-properties fo:text-align="start" style:justify-single-word="false"/>
      <style:text-properties officeooo:paragraph-rsid="000c8721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097312" officeooo:paragraph-rsid="00097312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0c8721" officeooo:paragraph-rsid="000c8721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0c8721" officeooo:paragraph-rsid="000dc40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0c8721" officeooo:paragraph-rsid="0010966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0624b6" officeooo:paragraph-rsid="000c8721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09666" officeooo:paragraph-rsid="00109666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en" fo:country="US" fo:font-style="normal" fo:font-weight="normal" officeooo:rsid="000aaf7e" officeooo:paragraph-rsid="000bb79b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en" fo:country="US" fo:font-style="normal" fo:font-weight="normal" officeooo:rsid="000aaf7e" officeooo:paragraph-rsid="000c8721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0c8721"/>
    </style:style>
    <style:style style:name="P19" style:family="paragraph" style:parent-style-name="Standard">
      <style:paragraph-properties fo:text-align="start" style:justify-single-word="false"/>
      <style:text-properties officeooo:paragraph-rsid="00109666"/>
    </style:style>
    <style:style style:name="P20" style:family="paragraph" style:parent-style-name="Standard">
      <style:paragraph-properties fo:text-align="start" style:justify-single-word="false"/>
      <style:text-properties officeooo:paragraph-rsid="00111b9f"/>
    </style:style>
    <style:style style:name="P21" style:family="paragraph" style:parent-style-name="Standard">
      <style:paragraph-properties fo:text-align="start" style:justify-single-word="false"/>
      <style:text-properties officeooo:rsid="00109666" officeooo:paragraph-rsid="00109666"/>
    </style:style>
    <style:style style:name="T1" style:family="text">
      <style:text-properties officeooo:rsid="00037aac"/>
    </style:style>
    <style:style style:name="T2" style:family="text">
      <style:text-properties officeooo:rsid="0004054b"/>
    </style:style>
    <style:style style:name="T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fo:font-weight="normal" officeooo:rsid="00059be1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0624b6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097312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0aaf7e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0c8721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109666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111b9f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language="en" fo:country="US" fo:font-style="normal" fo:font-weight="normal" officeooo:rsid="000aaf7e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language="en" fo:country="US" fo:font-style="normal" fo:font-weight="normal" officeooo:rsid="000c8721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language="en" fo:country="US" fo:font-style="normal" fo:font-weight="normal" officeooo:rsid="00111b9f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fo:language="en" fo:country="US" fo:font-weight="normal" officeooo:rsid="000aaf7e" style:font-weight-asian="normal" style:font-weight-complex="normal"/>
    </style:style>
    <style:style style:name="T16" style:family="text">
      <style:text-properties officeooo:rsid="000f792a"/>
    </style:style>
    <style:style style:name="T17" style:family="text">
      <style:text-properties officeooo:rsid="00109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Hearing Teacher v.1.0 – technical documentation</text:p>
      <text:p text:style-name="P1"/>
      <text:p text:style-name="P5">1. Assumptions</text:p>
      <text:p text:style-name="P2"><text:tab/>This application <text:span text:style-name="T1">is going to playing random sounds/chords from tonal harmony, and user will guess what’s sound/chords is that. This is for the purpose learning musicians recognizing sounds, training their hearing.</text:span></text:p>
      <text:p text:style-name="P2"/>
      <text:p text:style-name="P4">2. Technology</text:p>
      <text:p text:style-name="P3"><text:tab/>Application will be written in C# .NET, WPF framework using MVVM.</text:p>
      <text:p text:style-name="P3"/>
      <text:p text:style-name="P4">3. First window</text:p>
      <text:p text:style-name="P3"><text:tab/>First window should <text:span text:style-name="T2">contains two green buttons called „Sounds” and under it „Chords”. After focus these buttons change color on red.</text:span></text:p>
      <text:p text:style-name="P3"/>
      <text:p text:style-name="P6">4. Sounds</text:p>
      <text:p text:style-name="P8"><text:span text:style-name="T4"><text:tab/>After click button „Sounds” </text:span><text:span text:style-name="T5">programme displays new window, randomize sound and automaticly plays the sound in 2 seconds after loaded the window. The window contains a checkbox with 12 options (</text:span>E, F, F#, G, G#, A, B, H, C, C#, D, D#<text:span text:style-name="T5">). </text:span><text:span text:style-name="T6">Defoult option is „choose a sound”. Under</text:span></text:p>
      <text:p text:style-name="P10">this <text:s/>checkbox is two green buttons (after focus they are red) with horizontal orientation called „Repeat sound”, and „Send answer”.</text:p>
      <text:p text:style-name="P8"><text:span text:style-name="T6"><text:tab/>After click „Repeat sound” the same sound is recreated again. User can do that unlimited times. After click „Send answer” </text:span><text:span text:style-name="T7">application displays a massegebox with </text:span><text:span text:style-name="T11">statement does user sent correctly answer, and if user made a mistake a correctly answer. After click “OK” on msgbox application randomize next sound, and whole proccess is reapiting.</text:span></text:p>
      <text:p text:style-name="P16"><text:tab/>Under these two buttons is one more button called “Finish”. After click this button programme displays new window with results of all answers in a table, and calculates what percentage are good answers.</text:p>
      <text:p text:style-name="P16"/>
      <text:p text:style-name="P7"><text:span text:style-name="T15">5. </text:span><text:span text:style-name="T14">Chords</text:span></text:p>
      <text:p text:style-name="P9"><text:span text:style-name="T4"><text:tab/>After click button „</text:span><text:span text:style-name="T8">Chords</text:span><text:span text:style-name="T4">” </text:span><text:span text:style-name="T5">programme displays new window </text:span><text:span text:style-name="T9">with checkbox with three options (only minor chords, only major chords, major and minor chords), and . Then </text:span><text:span text:style-name="T5"><text:s/>randomize </text:span><text:span text:style-name="T8">chord</text:span><text:span text:style-name="T5"> and automaticly plays the sound in 2 seconds after loaded the window. The window contains a checkbox with </text:span><text:span text:style-name="T8">the following options:</text:span></text:p>
      <text:p text:style-name="P9"><text:span text:style-name="T8"/></text:p>
      <text:p text:style-name="P21"><text:span text:style-name="T8">M</text:span><text:span text:style-name="T3">ajor chords:</text:span></text:p>
      <text:p text:style-name="P9"><text:span text:style-name="T5">-</text:span><text:span text:style-name="T8">C flat major</text:span></text:p>
      <text:p text:style-name="P11">-Des flat major (Cis flat major)</text:p>
      <text:p text:style-name="P11">-D flat major</text:p>
      <text:p text:style-name="P11">-Es flat major (Dis flat major)</text:p>
      <text:p text:style-name="P11">-E flat major</text:p>
      <text:p text:style-name="P11">-F flat major</text:p>
      <text:p text:style-name="P11">-Fis flat major (Ges flat major)</text:p>
      <text:p text:style-name="P11">-G flat major</text:p>
      <text:p text:style-name="P12">-Gis flat major (As flat major)</text:p>
      <text:p text:style-name="P12">-A flat major</text:p>
      <text:p text:style-name="P12">-<text:span text:style-name="T16">Bb flat major (Ais flat major)</text:span></text:p>
      <text:p text:style-name="P12">-<text:span text:style-name="T16">B flat major</text:span></text:p>
      <text:p text:style-name="P12"/>
      <text:p text:style-name="P15">Minor chords:</text:p>
      <text:p text:style-name="P19"><text:span text:style-name="T5">-</text:span><text:span text:style-name="T8">C </text:span><text:span text:style-name="T9">minor</text:span></text:p>
      <text:p text:style-name="P13"><text:soft-page-break/>-Des <text:span text:style-name="T17">minor</text:span> (Cis <text:span text:style-name="T17">minor</text:span>)</text:p>
      <text:p text:style-name="P13">-D <text:span text:style-name="T17">minor</text:span></text:p>
      <text:p text:style-name="P13">-Es <text:span text:style-name="T17">minor</text:span> (Dis <text:span text:style-name="T17">minor</text:span>)</text:p>
      <text:p text:style-name="P13">-E <text:span text:style-name="T17">minor</text:span></text:p>
      <text:p text:style-name="P13">-F <text:span text:style-name="T17">minor</text:span></text:p>
      <text:p text:style-name="P13">-Fis <text:span text:style-name="T17">minor</text:span> (Ges <text:span text:style-name="T17">minor</text:span>)</text:p>
      <text:p text:style-name="P13">-G <text:span text:style-name="T17">minor</text:span></text:p>
      <text:p text:style-name="P13">-Gis <text:span text:style-name="T17">minor</text:span> (As <text:span text:style-name="T17">minor</text:span>)</text:p>
      <text:p text:style-name="P13">-A <text:span text:style-name="T17">minor</text:span></text:p>
      <text:p text:style-name="P13">-<text:span text:style-name="T16">Bb minor (Ais minor)</text:span></text:p>
      <text:p text:style-name="P13">-<text:span text:style-name="T16">B minor</text:span></text:p>
      <text:p text:style-name="P14"/>
      <text:p text:style-name="P20"><text:span text:style-name="T5"><text:tab/></text:span><text:span text:style-name="T6">Defoult option is „choose a </text:span><text:span text:style-name="T8">chord”</text:span><text:span text:style-name="T6">. </text:span><text:span text:style-name="T9">If user has choose only minor chords </text:span><text:span text:style-name="T10">programme displays in options only minor chords, </text:span><text:span text:style-name="T13">similarly in other options</text:span><text:span text:style-name="T10">.</text:span><text:span text:style-name="T6"> </text:span></text:p>
      <text:p text:style-name="P20"><text:span text:style-name="T6">Under this <text:s/>checkbox is two green buttons (after focus they are red) with horizontal orientation called „Repeat </text:span><text:span text:style-name="T8">chord</text:span><text:span text:style-name="T6">”, and „Send answer”.</text:span></text:p>
      <text:p text:style-name="P9"><text:span text:style-name="T6"><text:tab/>After click „Repeat </text:span><text:span text:style-name="T8">chord</text:span><text:span text:style-name="T6">” the same sound is recreated again. User can do that unlimited times. After click „Send answer” </text:span><text:span text:style-name="T7">application displays a massegebox with </text:span><text:span text:style-name="T11">statement does user sent correctly answer, and if user made a mistake a correctly answer. After click “OK” on msgbox application randomize next </text:span><text:span text:style-name="T12">chord</text:span><text:span text:style-name="T11">, and whole proccess is reapiting.</text:span></text:p>
      <text:p text:style-name="P17"><text:tab/>Under these two buttons is one more button called “Finish”. After click this button programme displays new window with results of all answers in a table, and calculates what percentage are good answ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0T16:40:22.387000000</meta:creation-date>
    <dc:date>2022-04-01T20:12:13.281000000</dc:date>
    <meta:editing-duration>PT2H8M44S</meta:editing-duration>
    <meta:editing-cycles>5</meta:editing-cycles>
    <meta:generator>LibreOffice/6.1.0.3$Windows_x86 LibreOffice_project/efb621ed25068d70781dc026f7e9c5187a4decd1</meta:generator>
    <meta:document-statistic meta:table-count="0" meta:image-count="0" meta:object-count="0" meta:page-count="2" meta:paragraph-count="44" meta:word-count="505" meta:character-count="3062" meta:non-whitespace-character-count="2586"/>
  </office:meta>
</office:document-meta>
</file>